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ufgabe 2</text:p>
      <text:p text:style-name="Normal">a)</text:p>
      <text:p text:style-name="Normal">i)</text:p>
      <text:p text:style-name="Normal">CREATE VIEW EnterpriseCrew AS</text:p>
      <text:p text:style-name="Normal">SELECT B.BNr, B.Name, B.Rang<text:line-break/>FROM Besatzungsmitglieder B, Raumschiffe R<text:line-break/>WHERE B.Schiff = R.RNr AND R.Name = ‘Enterprise‘</text:p>
      <text:p text:style-name="Normal">ii)</text:p>
      <text:p text:style-name="Normal">CREATE<text:s/>VIEW Captians AS</text:p>
      <text:p text:style-name="Normal">SELECT Name<text:line-break/>FROM Besatzungsmitglieder<text:line-break/>WHERE<text:s/><text:s/>Rang = ‘Captian‘</text:p>
      <text:p text:style-name="Normal">iii)</text:p>
      <text:p text:style-name="Normal">CREATE VIEW WarpFed AS</text:p>
      <text:p text:style-name="Normal">SELECT RNr, Fraktion, Baujahr<text:line-break/>FROM Raumschiffe<text:line-break/>WHERE Geschwindigkeit &gt;= 1 AND Fraktion = Födera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Hill</meta:initial-creator>
    <dc:creator>Alex Hill</dc:creator>
    <meta:creation-date>2016-01-07T15:27:00Z</meta:creation-date>
    <dc:date>2016-01-07T15:41:00Z</dc:date>
    <meta:template xlink:href="Normal" xlink:type="simple"/>
    <meta:editing-cycles>2</meta:editing-cycles>
    <meta:editing-duration>PT0S</meta:editing-duration>
    <meta:document-statistic meta:page-count="1" meta:paragraph-count="1" meta:word-count="52" meta:character-count="384" meta:row-count="2" meta:non-whitespace-character-count="333"/>
  </office:meta>
</office:document-meta>
</file>